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b226f"/>
    </style:style>
    <style:style style:name="P2" style:family="paragraph" style:parent-style-name="Standard">
      <style:text-properties fo:font-style="italic" officeooo:paragraph-rsid="001b226f" style:font-style-asian="italic" style:font-style-complex="italic"/>
    </style:style>
    <style:style style:name="P3" style:family="paragraph" style:parent-style-name="Standard">
      <style:text-properties officeooo:rsid="001b226f" officeooo:paragraph-rsid="001b226f"/>
    </style:style>
    <style:style style:name="P4" style:family="paragraph" style:parent-style-name="Standard">
      <style:text-properties fo:font-style="normal" officeooo:rsid="001b226f" officeooo:paragraph-rsid="001b226f" style:font-style-asian="normal" style:font-style-complex="normal"/>
    </style:style>
    <style:style style:name="P5" style:family="paragraph" style:parent-style-name="Standard">
      <style:text-properties officeooo:paragraph-rsid="00200d46"/>
    </style:style>
    <style:style style:name="P6" style:family="paragraph" style:parent-style-name="Standard">
      <style:text-properties officeooo:paragraph-rsid="001b226f"/>
    </style:style>
    <style:style style:name="P7" style:family="paragraph" style:parent-style-name="Standard">
      <style:text-properties fo:font-style="normal" officeooo:rsid="001b226f" officeooo:paragraph-rsid="001b226f" style:font-style-asian="normal" style:font-style-complex="normal"/>
    </style:style>
    <style:style style:name="P8" style:family="paragraph" style:parent-style-name="Standard">
      <style:text-properties fo:font-style="normal" style:text-underline-style="solid" style:text-underline-width="auto" style:text-underline-color="font-color" officeooo:rsid="001b226f" officeooo:paragraph-rsid="001b226f" style:font-style-asian="normal" style:font-style-complex="normal"/>
    </style:style>
    <style:style style:name="P9" style:family="paragraph" style:parent-style-name="Standard">
      <style:text-properties fo:font-style="normal" style:text-underline-style="solid" style:text-underline-width="auto" style:text-underline-color="font-color" officeooo:rsid="001b226f" officeooo:paragraph-rsid="00200d46" style:font-style-asian="normal" style:font-style-complex="normal"/>
    </style:style>
    <style:style style:name="P10" style:family="paragraph" style:parent-style-name="Standard">
      <style:text-properties fo:font-style="normal" style:text-underline-style="solid" style:text-underline-width="auto" style:text-underline-color="font-color" officeooo:rsid="001b226f" officeooo:paragraph-rsid="00203c60" style:font-style-asian="normal" style:font-style-complex="normal"/>
    </style:style>
    <style:style style:name="P11" style:family="paragraph" style:parent-style-name="Standard">
      <style:text-properties fo:font-style="normal" style:text-underline-style="none" officeooo:rsid="001b226f" officeooo:paragraph-rsid="00200d46" style:font-style-asian="normal" style:font-style-complex="normal"/>
    </style:style>
    <style:style style:name="P12" style:family="paragraph" style:parent-style-name="Standard">
      <style:text-properties style:text-underline-style="solid" style:text-underline-width="auto" style:text-underline-color="font-color" officeooo:rsid="001b226f" officeooo:paragraph-rsid="001b226f"/>
    </style:style>
    <style:style style:name="P13" style:family="paragraph" style:parent-style-name="Standard">
      <style:text-properties fo:font-style="italic" style:text-underline-style="solid" style:text-underline-width="auto" style:text-underline-color="font-color" officeooo:rsid="001b226f" officeooo:paragraph-rsid="00203c60" style:font-style-asian="italic" style:font-style-complex="italic"/>
    </style:style>
    <style:style style:name="P14" style:family="paragraph" style:parent-style-name="Standard" style:list-style-name="L1">
      <style:text-properties fo:font-style="italic" style:text-underline-style="solid" style:text-underline-width="auto" style:text-underline-color="font-color" officeooo:rsid="001b226f" officeooo:paragraph-rsid="0022556e" style:font-style-asian="italic" style:font-style-complex="italic"/>
    </style:style>
    <style:style style:name="P15" style:family="paragraph" style:parent-style-name="Standard">
      <style:text-properties fo:font-style="italic" style:text-underline-style="solid" style:text-underline-width="auto" style:text-underline-color="font-color" officeooo:rsid="001b226f" officeooo:paragraph-rsid="0021e4f9" style:font-style-asian="italic" style:font-style-complex="italic"/>
    </style:style>
    <style:style style:name="P16" style:family="paragraph" style:parent-style-name="Standard" style:list-style-name="L4">
      <style:text-properties officeooo:paragraph-rsid="0021e4f9"/>
    </style:style>
    <style:style style:name="P17" style:family="paragraph" style:parent-style-name="Standard">
      <style:paragraph-properties fo:margin-left="0.4925in" fo:margin-right="0in" fo:text-indent="0in" style:auto-text-indent="false"/>
      <style:text-properties officeooo:paragraph-rsid="00200d46"/>
    </style:style>
    <style:style style:name="P18" style:family="paragraph" style:parent-style-name="Standard">
      <style:paragraph-properties fo:margin-left="0in" fo:margin-right="0in" fo:text-indent="0in" style:auto-text-indent="false"/>
      <style:text-properties fo:font-style="italic" style:text-underline-style="solid" style:text-underline-width="auto" style:text-underline-color="font-color" officeooo:rsid="001b226f" officeooo:paragraph-rsid="0021e4f9" style:font-style-asian="italic" style:font-style-complex="italic"/>
    </style:style>
    <style:style style:name="P19" style:family="paragraph" style:parent-style-name="Standard">
      <style:paragraph-properties fo:margin-left="0in" fo:margin-right="0in" fo:text-indent="0in" style:auto-text-indent="false"/>
      <style:text-properties fo:font-style="italic" style:text-underline-style="solid" style:text-underline-width="auto" style:text-underline-color="font-color" officeooo:rsid="001b226f" officeooo:paragraph-rsid="0022556e" style:font-style-asian="italic" style:font-style-complex="italic"/>
    </style:style>
    <style:style style:name="P20" style:family="paragraph" style:parent-style-name="Standard">
      <style:paragraph-properties fo:margin-left="0in" fo:margin-right="0in" fo:text-indent="0in" style:auto-text-indent="false"/>
      <style:text-properties officeooo:paragraph-rsid="00237557"/>
    </style:style>
    <style:style style:name="P21" style:family="paragraph" style:parent-style-name="Header">
      <style:text-properties officeooo:paragraph-rsid="0022a0b6"/>
    </style:style>
    <style:style style:name="T1" style:family="text">
      <style:text-properties officeooo:rsid="001b226f"/>
    </style:style>
    <style:style style:name="T2" style:family="text">
      <style:text-properties fo:font-style="italic" officeooo:rsid="001b226f" style:font-style-asian="italic" style:font-style-complex="italic"/>
    </style:style>
    <style:style style:name="T3" style:family="text">
      <style:text-properties fo:font-style="italic" officeooo:rsid="001e3194" style:font-style-asian="italic" style:font-style-complex="italic"/>
    </style:style>
    <style:style style:name="T4" style:family="text">
      <style:text-properties fo:font-style="italic" style:text-underline-style="none" officeooo:rsid="00203c60" style:font-style-asian="italic" style:font-style-complex="italic"/>
    </style:style>
    <style:style style:name="T5" style:family="text">
      <style:text-properties fo:font-style="normal" officeooo:rsid="001b226f" style:font-style-asian="normal" style:font-style-complex="normal"/>
    </style:style>
    <style:style style:name="T6" style:family="text">
      <style:text-properties fo:font-style="normal" officeooo:rsid="00200d46" style:font-style-asian="normal" style:font-style-complex="normal"/>
    </style:style>
    <style:style style:name="T7" style:family="text">
      <style:text-properties fo:font-style="normal" style:text-underline-style="none" officeooo:rsid="00203c60" style:font-style-asian="normal" style:font-style-complex="normal"/>
    </style:style>
    <style:style style:name="T8" style:family="text">
      <style:text-properties fo:font-style="normal" style:text-underline-style="none" officeooo:rsid="0021e4f9" style:font-style-asian="normal" style:font-style-complex="normal"/>
    </style:style>
    <style:style style:name="T9" style:family="text">
      <style:text-properties fo:font-style="normal" style:text-underline-style="none" officeooo:rsid="0022556e" style:font-style-asian="normal" style:font-style-complex="normal"/>
    </style:style>
    <style:style style:name="T10" style:family="text">
      <style:text-properties officeooo:rsid="001b6cdf"/>
    </style:style>
    <style:style style:name="T11" style:family="text">
      <style:text-properties officeooo:rsid="001c9494"/>
    </style:style>
    <style:style style:name="T12" style:family="text">
      <style:text-properties officeooo:rsid="00200d46"/>
    </style:style>
    <style:style style:name="T13" style:family="text">
      <style:text-properties officeooo:rsid="00203c60"/>
    </style:style>
    <style:style style:name="T14" style:family="text">
      <style:text-properties style:text-underline-style="none" officeooo:rsid="00203c60"/>
    </style:style>
    <style:style style:name="T15" style:family="text">
      <style:text-properties officeooo:rsid="0022a0b6"/>
    </style:style>
    <style:style style:name="T16" style:family="text">
      <style:text-properties officeooo:rsid="002375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Compiling Instructions:</text:p>
      <text:p text:style-name="P3">-A Makefile is attached.</text:p>
      <text:p text:style-name="P3"/>
      <text:p text:style-name="P12">Running Program <text:span text:style-name="T12">with Optional Parameters from the Command Line:</text:span></text:p>
      <text:p text:style-name="P5"><text:span text:style-name="T2">-</text:span><text:span text:style-name="T3">b</text:span><text:span text:style-name="T2"> boardFile </text:span><text:span text:style-name="T1">= boardFile is a text file containing the board representation in the following format. 1=Red, 2=Black, 3=Red King, 4=Black King. An empty space can be represented by any character besides a space and a period. Periods delimit the 8 rows, and there are 4 columns per row. </text:span></text:p>
      <text:p text:style-name="P17"><text:span text:style-name="T12">Note the orientation of the board. I have seen boards both ways, with either a black or red square in the top-left. </text:span></text:p>
      <text:p text:style-name="P17"><text:span text:style-name="T12">Also, the file is parsed from row 1 to row 8, meaning the <text:s/>first 4 characters in the file represent the row 1, the bottom row of the board.</text:span></text:p>
      <text:p text:style-name="P20"><text:span text:style-name="T13">An example file </text:span><text:span text:style-name="T16">would contain the following text: 1111.1111.1111.----.----.2222.2222.2222</text:span></text:p>
      <text:p text:style-name="P3"/>
      <text:p text:style-name="P1"><text:span text:style-name="T2">-p types </text:span><text:span text:style-name="T1">= types is a two digit number. The first digit is the type of </text:span><text:span text:style-name="T12">Player 1, </text:span><text:span text:style-name="T1">the red player, and the second digit is the type of </text:span><text:span text:style-name="T12">Player 2, </text:span><text:span text:style-name="T1">the black player. A 0 represents the computer, and a 1 represents a human. The default is “10”.</text:span></text:p>
      <text:p text:style-name="P1"><text:span text:style-name="T5"/></text:p>
      <text:p text:style-name="P2"><text:span text:style-name="T1">-h hnumber </text:span><text:span text:style-name="T5">= hnumber is a two digit number. The first digit is the heuristic number used by the red player, and the second digit is for the black player. I have made it default to heuristic #</text:span><text:span text:style-name="T6">2, which is more complex</text:span><text:span text:style-name="T5">, and have left in one other basic heuristic (number </text:span><text:span text:style-name="T6">1</text:span><text:span text:style-name="T5">) to demonstrate this </text:span><text:span text:style-name="T6">optional feature</text:span><text:span text:style-name="T5">.</text:span></text:p>
      <text:p text:style-name="P4"/>
      <text:p text:style-name="P9"><text:span text:style-name="T12">Setting Up:</text:span></text:p>
      <text:p text:style-name="P11"><text:span text:style-name="T12">There are two prompts, before starting the game. First, the user chooses who moves first. Typically, red should move first in a standard game of checkers. Seconds, the user chooses a time limit for the program's moves. This time-limit applies to all players which have a type specified as “computer.”</text:span></text:p>
      <text:p text:style-name="P11"><text:span text:style-name="T12"/></text:p>
      <text:p text:style-name="P8">Moving:</text:p>
      <text:p text:style-name="P4">All legal moves are listed by “#: [origin]-&gt;[dest]”. If it is a jump, there is a “^” character. Simply type in the # preceding, then move. Board locations are described using row.col notation.</text:p>
      <text:p text:style-name="P4">For multiple-jump moves: if there is an option on a later jump, you will be prompted for that choice after picking the first stage of the jump.</text:p>
      <text:p text:style-name="P4"/>
      <text:p text:style-name="P8">Draws:</text:p>
      <text:p text:style-name="P4">If, the computer decides that neither person has an advantage <text:span text:style-name="T12">or the ability to win</text:span>, it will offer a draw. <text:span text:style-name="T12">This decision is made if all pieces are kings, the players are equal in material, each has three pieces or less, and no jumps are available to the next player. </text:span><text:span text:style-name="T10">A </text:span><text:span text:style-name="T12">user </text:span><text:span text:style-name="T10">can offer a draw by typing “draw” at move-choice prompt. </text:span><text:span text:style-name="T12">In a game against a computer, t</text:span><text:span text:style-name="T11">his is unnecessary, because if a computer is willing to accept a draw, it will offer it to you as well.</text:span></text:p>
      <text:p text:style-name="P4"><text:span text:style-name="T11"/></text:p>
      <text:p text:style-name="P10"><text:span text:style-name="T13">Implementation:</text:span></text:p>
      <text:p text:style-name="P10"><text:span text:style-name="T14">To organize the code, I use multiple classes. These include Game, Player, Board, Move, Square. </text:span></text:p>
      <text:p text:style-name="P10"><text:span text:style-name="T4">Game </text:span><text:span text:style-name="T14">- As Game.play() loops through the turns, it first finds legal moves. it checks what player type is present for the current turn. If it is a human, it outputs the list of moves, and prompts the user for a choice. It then makes the move, checking to make sure that the game has not ended.</text:span></text:p>
      <text:p text:style-name="P13"><text:span text:style-name="T14"/></text:p>
      <text:p text:style-name="P13"><text:span text:style-name="T14">Move</text:span><text:span text:style-name="T7"> – In checkers, the moves are a bit interesting. Each move contains an “origin” and “destination” square. If the move is a jump, then there is also a “jumped” square, which will be </text:span><text:soft-page-break/><text:span text:style-name="T7">cleared when the move is made. In addition, it also must allow for further jumps. Therefore, a move contains a vector of pointers to further moves, called nextJumps, as well as a single pointer to a move called moveNextChosen.</text:span></text:p>
      <text:p text:style-name="P13"><text:span text:style-name="T7"/></text:p>
      <text:p text:style-name="P15"><text:span text:style-name="T14">Board</text:span><text:span text:style-name="T7"> – This is the largest of all of the classes. It is not connected to the player at all, and simply cares about which color is moving. It has the following functionalities:</text:span></text:p>
      <text:list xml:id="list579511533" text:style-name="L4">
        <text:list-item>
          <text:p text:style-name="P16"><text:span text:style-name="T7">Get all legal moves for a particular color, returning a vector of move pointers</text:span></text:p>
        </text:list-item>
        <text:list-item>
          <text:p text:style-name="P16"><text:span text:style-name="T7">Make a move, changing the board state</text:span></text:p>
        </text:list-item>
        <text:list-item>
          <text:p text:style-name="P16"><text:span text:style-name="T7">Print the board to standard output</text:span></text:p>
        </text:list-item>
        <text:list-item>
          <text:p text:style-name="P16"><text:span text:style-name="T7">Get the best move from a vector of moves, using iterative deepening mini-max search with alpha-beta pruning</text:span></text:p>
        </text:list-item>
        <text:list-item>
          <text:p text:style-name="P16"><text:span text:style-name="T7">Use a heuristic function to evaluate a given board state, to allow a cutoff at a particular depth </text:span><text:span text:style-name="T8">for </text:span><text:span text:style-name="T7">mini-max</text:span></text:p>
        </text:list-item>
      </text:list>
      <text:p text:style-name="P18"><text:span text:style-name="T8"/></text:p>
      <text:p text:style-name="P19"><text:span text:style-name="T8">The heuristic function takes into account the following characteristics of the board. </text:span><text:span text:style-name="T9">The weights of each of these factors were tweaked to optimize the playing ability. </text:span><text:span text:style-name="T8">In certain aspects, the heuristic used near the end of the game, is different than the one used in the beginning and middle:</text:span></text:p>
      <text:list xml:id="list136221831" text:style-name="L1">
        <text:list-item>
          <text:p text:style-name="P14"><text:span text:style-name="T9">Material Advantage</text:span></text:p>
        </text:list-item>
        <text:list-item>
          <text:p text:style-name="P14"><text:span text:style-name="T9">Progress of non-kings down the board</text:span></text:p>
        </text:list-item>
        <text:list-item>
          <text:p text:style-name="P14"><text:span text:style-name="T9">Number of pieces on the board. A winning player wants to minimize, and a losing player wants to maximize.</text:span></text:p>
        </text:list-item>
        <text:list-item>
          <text:p text:style-name="P14"><text:span text:style-name="T9">Distance from all opponent's pieces. A winning player wants to minimize, and a losing player wants to maximize.</text:span></text:p>
        </text:list-item>
        <text:list-item>
          <text:p text:style-name="P14"><text:span text:style-name="T9">Various bonuses, including position on the sides, the two middle positions of the board, a full back row, and possession of the tur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2a0b6"/>
    </style:style>
    <style:style style:name="MT1" style:family="text">
      <style:text-properties officeooo:rsid="0022a0b6"/>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Mark Bryk<text:tab/>ECE 469 – Checkers<text:tab/>11/3/13</text:span></text:p>
        <text:p text:style-name="MP1"><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meta:initial-creator>
    <meta:creation-date>2013-11-03T03:01:44</meta:creation-date>
    <dc:date>2013-11-03T23:32:33</dc:date>
    <dc:creator>mark </dc:creator>
    <meta:editing-duration>PT35M49S</meta:editing-duration>
    <meta:editing-cycles>10</meta:editing-cycles>
    <meta:generator>LibreOffice/3.6$Linux_X86_64 LibreOffice_project/360m1$Build-2</meta:generator>
    <meta:document-statistic meta:table-count="0" meta:image-count="0" meta:object-count="0" meta:page-count="2" meta:paragraph-count="33" meta:word-count="812" meta:character-count="4507" meta:non-whitespace-character-count="3736"/>
  </office:meta>
</office:document-meta>
</file>